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automatic-styles>
    <style:style style:name="P1" style:family="paragraph" style:parent-style-name="Standard">
      <style:text-properties officeooo:rsid="000f2dea" officeooo:paragraph-rsid="000f2dea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  <style:text-properties fo:font-variant="normal" fo:text-transform="none" fo:color="#000000" loext:opacity="100%" style:font-name="Segoe WPC" fo:font-size="6.5pt" fo:letter-spacing="normal" fo:font-style="normal" fo:font-weight="normal" loext:padding-left="0.049cm" loext:padding-right="0.049cm" loext:padding-top="0.049cm" loext:padding-bottom="0.106cm" loext:border="0.06pt solid #000000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  <style:text-properties fo:font-variant="normal" fo:text-transform="none" fo:color="#ffffff" loext:opacity="100%" style:font-name="Segoe WPC" fo:font-size="6.5pt" fo:letter-spacing="normal" fo:font-style="normal" fo:font-weight="normal" fo:background-color="#3c3c3c" loext:padding-left="0.212cm" loext:padding-right="0cm" loext:padding-top="0.049cm" loext:padding-bottom="0.141cm" loext:border-left="0.06pt solid #000000" loext:border-right="none" loext:border-top="0.06pt solid #000000" loext:border-bottom="0.06pt solid #000000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  <style:text-properties officeooo:paragraph-rsid="000c2c36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000000"/>
      <style:text-properties fo:font-size="6.5pt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000000"/>
      <style:text-properties fo:font-size="6.5pt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000000"/>
      <style:text-properties fo:font-size="6.5pt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000000"/>
      <style:text-properties fo:font-size="6.5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  <style:text-properties fo:font-size="6.5pt"/>
    </style:style>
    <style:style style:name="P13" style:family="paragraph" style:parent-style-name="Text_20_body">
      <style:text-properties officeooo:rsid="000c2c36" officeooo:paragraph-rsid="000c2c36"/>
    </style:style>
    <style:style style:name="P14" style:family="paragraph" style:parent-style-name="Text_20_body">
      <style:text-properties officeooo:paragraph-rsid="000c2c36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  <style:text-properties fo:color="#000000" loext:opacity="100%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17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>
      <style:text-properties officeooo:rsid="000f2dea" officeooo:paragraph-rsid="000f2dea"/>
    </style:style>
    <style:style style:name="P23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T1" style:family="text">
      <style:text-properties fo:font-weight="bold"/>
    </style:style>
    <style:style style:name="T2" style:family="text">
      <style:text-properties fo:font-size="6.5pt"/>
    </style:style>
    <style:style style:name="T3" style:family="text">
      <style:text-properties fo:font-size="6.5pt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4" style:family="text">
      <style:text-properties fo:font-size="6.5pt" fo:font-weight="bold" loext:padding="0.049cm" loext:border="0.06pt solid #000000"/>
    </style:style>
    <style:style style:name="T5" style:family="text">
      <style:text-properties fo:font-variant="normal" fo:text-transform="none" fo:color="#d4d4d4" loext:opacity="100%" style:font-name="Segoe WPC" fo:font-size="6.5pt" fo:letter-spacing="normal" fo:font-style="normal" fo:font-weight="normal" officeooo:rsid="000db4b7" loext:padding-left="0.049cm" loext:padding-right="0.049cm" loext:padding-top="0.049cm" loext:padding-bottom="0.106cm" loext:border="0.06pt solid #000000"/>
    </style:style>
    <style:style style:name="T6" style:family="text">
      <style:text-properties fo:font-variant="normal" fo:text-transform="none" style:font-name="Segoe WPC" fo:font-size="6.5pt" fo:letter-spacing="normal" fo:font-style="normal" fo:font-weight="normal" loext:padding-left="0.049cm" loext:padding-right="0.049cm" loext:padding-top="0.049cm" loext:padding-bottom="0.106cm" loext:border="0.06pt solid #000000"/>
    </style:style>
    <style:style style:name="T7" style:family="text">
      <style:text-properties fo:font-variant="normal" fo:text-transform="none" fo:color="#000000" loext:opacity="100%" style:font-name="Segoe WPC" fo:font-size="6.5pt" fo:letter-spacing="normal" fo:font-style="normal" fo:font-weight="bold" loext:padding="0.049cm" loext:border="0.06pt solid #000000"/>
    </style:style>
    <style:style style:name="T8" style:family="text">
      <style:text-properties fo:font-variant="normal" fo:text-transform="none" fo:color="#000000" loext:opacity="100%" style:font-name="Segoe WPC" fo:font-size="6.5pt" fo:letter-spacing="normal" fo:font-style="normal" fo:font-weight="bold" officeooo:rsid="000c2c36" loext:padding="0.049cm" loext:border="0.06pt solid #000000"/>
    </style:style>
    <style:style style:name="T9" style:family="text">
      <style:text-properties fo:font-variant="normal" fo:text-transform="none" fo:color="#000000" loext:opacity="100%" style:font-name="Segoe WPC" fo:font-size="6.5pt" fo:letter-spacing="normal" fo:font-style="normal" fo:font-weight="bold" officeooo:rsid="000c2c36" style:font-weight-asian="bold" style:font-weight-complex="bold" loext:padding-left="0.049cm" loext:padding-right="0.049cm" loext:padding-top="0.049cm" loext:padding-bottom="0.106cm" loext:border="0.06pt solid #000000"/>
    </style:style>
    <style:style style:name="T10" style:family="text">
      <style:text-properties fo:font-variant="normal" fo:text-transform="none" fo:color="#000000" loext:opacity="100%" style:font-name="Segoe WPC" fo:font-size="6.5pt" fo:letter-spacing="normal" fo:font-style="normal" fo:font-weight="bold" officeooo:rsid="000db4b7" style:font-weight-asian="bold" style:font-weight-complex="bold" loext:padding-left="0.049cm" loext:padding-right="0.049cm" loext:padding-top="0.049cm" loext:padding-bottom="0.106cm" loext:border="0.06pt solid #000000"/>
    </style:style>
    <style:style style:name="T11" style:family="text">
      <style:text-properties fo:font-variant="normal" fo:text-transform="none" fo:color="#000000" loext:opacity="100%" style:font-name="Segoe WPC" fo:font-size="6.5pt" fo:letter-spacing="normal" fo:font-style="normal" fo:font-weight="normal" loext:padding-left="0.049cm" loext:padding-right="0.049cm" loext:padding-top="0.049cm" loext:padding-bottom="0.106cm" loext:border="0.06pt solid #000000"/>
    </style:style>
    <style:style style:name="T12" style:family="text">
      <style:text-properties fo:font-variant="normal" fo:text-transform="none" fo:color="#000000" loext:opacity="100%" style:font-name="Segoe WPC" fo:font-size="6.5pt" fo:letter-spacing="normal" fo:font-style="normal" fo:font-weight="normal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13" style:family="text">
      <style:text-properties fo:font-variant="normal" fo:text-transform="none" fo:color="#000000" loext:opacity="100%" style:font-name="Segoe WPC" fo:font-size="6.5pt" fo:letter-spacing="normal" fo:font-style="normal" fo:font-weight="normal" officeooo:rsid="000c2c36" loext:padding-left="0.049cm" loext:padding-right="0.049cm" loext:padding-top="0.049cm" loext:padding-bottom="0.106cm" loext:border="0.06pt solid #000000"/>
    </style:style>
    <style:style style:name="T14" style:family="text">
      <style:text-properties fo:font-variant="normal" fo:text-transform="none" fo:color="#000000" loext:opacity="100%" style:font-name="Segoe WPC" fo:font-size="6.5pt" fo:letter-spacing="normal" fo:font-style="normal" fo:font-weight="normal" officeooo:rsid="000c2c36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15" style:family="text">
      <style:text-properties fo:font-variant="normal" fo:text-transform="none" fo:color="#000000" loext:opacity="100%" style:font-name="Segoe WPC" fo:font-size="6.5pt" fo:letter-spacing="normal" fo:font-style="normal" fo:font-weight="normal" officeooo:rsid="000db4b7" loext:padding-left="0.049cm" loext:padding-right="0.049cm" loext:padding-top="0.049cm" loext:padding-bottom="0.106cm" loext:border="0.06pt solid #000000"/>
    </style:style>
    <style:style style:name="T16" style:family="text">
      <style:text-properties fo:font-variant="normal" fo:text-transform="none" fo:color="#000000" loext:opacity="100%" style:font-name="Segoe WPC" fo:font-size="6.5pt" fo:letter-spacing="normal" fo:font-style="normal" fo:font-weight="normal" officeooo:rsid="000db4b7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17" style:family="text">
      <style:text-properties fo:font-variant="normal" fo:text-transform="none" fo:color="#000000" loext:opacity="100%" style:font-name="Segoe WPC" fo:letter-spacing="normal" fo:font-style="normal" fo:font-weight="normal" loext:padding-left="0.049cm" loext:padding-right="0.049cm" loext:padding-top="0.049cm" loext:padding-bottom="0.106cm" loext:border="0.06pt solid #000000"/>
    </style:style>
    <style:style style:name="T18" style:family="text">
      <style:text-properties fo:font-variant="normal" fo:text-transform="none" fo:color="#000000" loext:opacity="100%" style:font-name="Segoe WPC" fo:letter-spacing="normal" fo:font-style="normal" fo:font-weight="normal" officeooo:rsid="000db4b7" loext:padding-left="0.049cm" loext:padding-right="0.049cm" loext:padding-top="0.049cm" loext:padding-bottom="0.106cm" loext:border="0.06pt solid #000000"/>
    </style:style>
    <style:style style:name="T19" style:family="text">
      <style:text-properties fo:font-variant="normal" fo:text-transform="none" fo:color="#468a1a" loext:opacity="100%" style:font-name="Segoe WPC" fo:font-size="6.5pt" fo:letter-spacing="normal" fo:font-style="normal" fo:font-weight="normal" officeooo:rsid="000c2c36" loext:padding-left="0.049cm" loext:padding-right="0.049cm" loext:padding-top="0.049cm" loext:padding-bottom="0.106cm" loext:border="0.06pt solid #000000"/>
    </style:style>
    <style:style style:name="T20" style:family="text">
      <style:text-properties fo:font-variant="normal" fo:text-transform="none" fo:color="#3465a4" loext:opacity="100%" style:font-name="Segoe WPC" fo:font-size="6.5pt" fo:letter-spacing="normal" fo:font-style="normal" fo:font-weight="normal" officeooo:rsid="000c2c36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21" style:family="text">
      <style:text-properties fo:font-variant="normal" fo:text-transform="none" fo:color="#3465a4" loext:opacity="100%" style:font-name="Segoe WPC" fo:font-size="6.5pt" fo:letter-spacing="normal" fo:font-style="normal" fo:font-weight="normal" officeooo:rsid="000c2c36" loext:padding-left="0.049cm" loext:padding-right="0.049cm" loext:padding-top="0.049cm" loext:padding-bottom="0.106cm" loext:border="0.06pt solid #000000"/>
    </style:style>
    <style:style style:name="T22" style:family="text">
      <style:text-properties fo:font-variant="normal" fo:text-transform="none" fo:color="#3465a4" loext:opacity="100%" style:font-name="Segoe WPC" fo:font-size="6.5pt" fo:letter-spacing="normal" fo:font-style="normal" fo:font-weight="bold" officeooo:rsid="000c2c36" style:font-weight-asian="bold" style:font-weight-complex="bold" loext:padding-left="0.049cm" loext:padding-right="0.049cm" loext:padding-top="0.049cm" loext:padding-bottom="0.106cm" loext:border="0.06pt solid #000000"/>
    </style:style>
    <style:style style:name="T23" style:family="text">
      <style:text-properties fo:font-variant="normal" fo:text-transform="none" fo:color="#355269" loext:opacity="100%" style:font-name="Segoe WPC" fo:font-size="6.5pt" fo:letter-spacing="normal" fo:font-style="normal" fo:font-weight="normal" officeooo:rsid="000db4b7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24" style:family="text">
      <style:text-properties fo:font-variant="normal" fo:text-transform="none" fo:color="#355269" loext:opacity="100%" style:font-name="Segoe WPC" fo:font-size="6.5pt" fo:letter-spacing="normal" fo:font-style="normal" fo:font-weight="normal" officeooo:rsid="000db4b7" loext:padding-left="0.049cm" loext:padding-right="0.049cm" loext:padding-top="0.049cm" loext:padding-bottom="0.106cm" loext:border="0.06pt solid #000000"/>
    </style:style>
    <style:style style:name="T25" style:family="text">
      <style:text-properties fo:font-variant="normal" fo:text-transform="none" fo:color="#355269" loext:opacity="100%" style:font-name="Segoe WPC" fo:font-size="6.5pt" fo:letter-spacing="normal" fo:font-style="normal" fo:font-weight="bold" officeooo:rsid="000db4b7" style:font-weight-asian="bold" style:font-weight-complex="bold" loext:padding-left="0.049cm" loext:padding-right="0.049cm" loext:padding-top="0.049cm" loext:padding-bottom="0.106cm" loext:border="0.06pt solid #000000"/>
    </style:style>
    <style:style style:name="T26" style:family="text">
      <style:text-properties fo:font-variant="normal" fo:text-transform="none" fo:color="#355269" loext:opacity="100%" style:font-name="Segoe WPC" fo:font-size="10pt" fo:letter-spacing="normal" fo:font-style="normal" fo:font-weight="bold" officeooo:rsid="000db4b7" style:font-size-asian="10pt" style:font-weight-asian="bold" style:font-size-complex="10pt" style:font-weight-complex="bold" loext:padding-left="0.049cm" loext:padding-right="0.049cm" loext:padding-top="0.049cm" loext:padding-bottom="0.106cm" loext:border="0.06pt solid #000000"/>
    </style:style>
    <style:style style:name="T27" style:family="text">
      <style:text-properties fo:font-variant="normal" fo:text-transform="none" fo:color="#355269" loext:opacity="100%" style:font-name="Segoe WPC" fo:letter-spacing="normal" fo:font-style="normal" fo:font-weight="normal" officeooo:rsid="000db4b7" loext:padding-left="0.049cm" loext:padding-right="0.049cm" loext:padding-top="0.049cm" loext:padding-bottom="0.106cm" loext:border="0.06pt solid #000000"/>
    </style:style>
    <style:style style:name="T28" style:family="text">
      <style:text-properties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29" style:family="text">
      <style:text-properties officeooo:rsid="000c2c36"/>
    </style:style>
    <style:style style:name="T30" style:family="text">
      <style:text-properties fo:color="#3465a4" loext:opacity="100%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31" style:family="text">
      <style:text-properties fo:color="#3465a4" loext:opacity="100%" officeooo:rsid="000c2c36"/>
    </style:style>
    <style:style style:name="T32" style:family="text">
      <style:text-properties officeooo:rsid="000db4b7"/>
    </style:style>
    <style:style style:name="T33" style:family="text">
      <style:text-properties fo:font-style="italic"/>
    </style:style>
    <style:style style:name="T34" style:family="text">
      <style:text-properties fo:font-style="italic" fo:font-weight="bold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21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21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-0.21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-0.21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-0.21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21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 text:space-before="-0.21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">
        <style:list-level-properties text:space-before="-0.21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Vale a pena seguir esse plano: ele encaixa bem na arquitetura que já temos e leva o produto exatamente para onde o roadmap 2026+ queria chegar (“Replay e edição visual de runs…” em <text:span text:style-name="T28">architecture-31-10-2025.txt (line 120)</text:span>). Eis por que melhora o projeto:</text:p>
      <text:list xml:id="list768284974" text:style-name="L12">
        <text:list-item>
          <text:p text:style-name="P23"><text:span text:style-name="Strong_20_Emphasis"><text:span text:style-name="T4">Completa o ciclo de auditoria</text:span></text:span><text:span text:style-name="T2">: hoje </text:span><text:span text:style-name="T3">Run</text:span><text:span text:style-name="T2">/</text:span><text:span text:style-name="T3">RunEvent</text:span><text:span text:style-name="T2"> (</text:span><text:span text:style-name="T3">apps/api/prisma/schema.prisma:93,120</text:span><text:span text:style-name="T2">) já guardam o histórico, mas só para leitura. Ao criar export/import e o flag </text:span><text:span text:style-name="T3">isReplay</text:span><text:span text:style-name="T2">, você transforma esse histórico em algo acionável (reprocessar, reconstruir). Isso habilita auditoria real e investigation workflows, alinhado às metas de “auditoria exportável” em </text:span><text:span text:style-name="T3">architecture-31-10-2025.txt (line 67)</text:span><text:span text:style-name="T2">.</text:span></text:p>
        </text:list-item>
        <text:list-item>
          <text:p text:style-name="P23"><text:span text:style-name="Strong_20_Emphasis"><text:span text:style-name="T4">Fortalece o frontend</text:span></text:span><text:span text:style-name="T2">: </text:span><text:span text:style-name="T3">RunViewer</text:span><text:span text:style-name="T2"> e </text:span><text:span text:style-name="T3">RunTimeline</text:span><text:span text:style-name="T2"> (</text:span><text:span text:style-name="T3">apps/web/src/components/runs/RunViewer.tsx</text:span><text:span text:style-name="T2">, </text:span><text:span text:style-name="T3">RunTimeline.tsx</text:span><text:span text:style-name="T2">) já renderizam a timeline básica. A nova UI de replay/brancing aproveita o mesmo modelo de eventos, adiciona o contexto de memória (planejado em </text:span><text:span text:style-name="T3">architecture-31-10-2025.txt (lines 32-40)</text:span><text:span text:style-name="T2">) e entrega uma experiência muito mais rica para debugging e active learning.</text:span></text:p>
        </text:list-item>
        <text:list-item>
          <text:p text:style-name="P23"><text:span text:style-name="Strong_20_Emphasis"><text:span text:style-name="T4">Expande o core agentic</text:span></text:span><text:span text:style-name="T2">: o orquestrador (</text:span><text:span text:style-name="T3">packages/core/orchestrator/agentOrchestrator.ts</text:span><text:span text:style-name="T2">) e a fila (</text:span><text:span text:style-name="T3">packages/core/queue/runQueue.ts</text:span><text:span text:style-name="T2">) suportam planos simples hoje. Introduzir branch/rollback força a evolução do </text:span><text:span text:style-name="T3">planManager</text:span><text:span text:style-name="T2"> e dos contratos de </text:span><text:span text:style-name="T3">packages/core/actions</text:span><text:span text:style-name="T2">, aproximando o runtime do design futuro (planos editáveis, guardrails etc.).</text:span></text:p>
        </text:list-item>
        <text:list-item>
          <text:p text:style-name="P23"><text:span text:style-name="Strong_20_Emphasis"><text:span text:style-name="T4">Melhora governança/FinOps</text:span></text:span><text:span text:style-name="T2">: billing já existe (</text:span><text:span text:style-name="T3">apps/api/src/services/billing.ts</text:span><text:span text:style-name="T2">, </text:span><text:span text:style-name="T3">runsWorker</text:span><text:span text:style-name="T2"> chamando </text:span><text:span text:style-name="T3">chargeRun</text:span><text:span text:style-name="T2">). Adaptá-lo para replays/branches garante que os custos reflitam o que é reprocessamento, reforçando o “ledger e reconciliar com gateway real” listado no documento (</text:span><text:span text:style-name="T3">architecture-31-10-2025.txt (lines 47-55)</text:span><text:span text:style-name="T2">). Também traz clareza para relatórios (</text:span><text:span text:style-name="T3">/api/billing/reports</text:span><text:span text:style-name="T2">).</text:span></text:p>
        </text:list-item>
      </text:list>
      <text:p text:style-name="P8">Em resumo, o plano não só melhora o produto hoje (auditoria e reprocessamento), como também cobre lacunas críticas do roadmap — memória contextual, branching, governança de custo — reutilizando os módulos existentes. É uma evolução coerente e incremental que fortalece observabilidade, active learning e complianc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alise esta afirmação &gt;&gt;&gt; e compare com o projeto aqui &gt;&gt;"Analogia simple &gt; EIAH é como o Airbnb para agentes de IA, (tenat = Proprietário | Workspace = Apartamento | User = hóspede | Run = Estadia com check-in e check-out | Memory = Avaliações + Históricos | Audit = Cameras de segurança+ faturas)".</text:p>
      <text:p text:style-name="P2">Boa analogia para sintetizar o modelo mental, mas há alguns ajustes importantes quando comparado ao que o código realmente faz:</text:p>
      <text:list xml:id="list1302197946" text:style-name="L1">
        <text:list-item>
          <text:p text:style-name="P5"><text:span text:style-name="Strong_20_Emphasis"><text:span text:style-name="T7">Tenant ≠ Proprietário único</text:span></text:span><text:span text:style-name="T11"> (</text:span><text:span text:style-name="T12">apps/api/prisma/schema.prisma (line 33)</text:span><text:span text:style-name="T11">): o Tenant representa a organização cliente da plataforma (empresa que contrata o EIAH), não um único dono de imóveis. Ele pode ter vários workspaces, usuários e tokens — algo mais próximo de uma conta corporativa com múltiplas “filiais”.</text:span></text:p>
        </text:list-item>
      </text:list>
      <text:p text:style-name="P6"><text:span text:style-name="T11"/></text:p>
      <text:p text:style-name="P7"><text:span text:style-name="T11"><text:tab/></text:span><text:span text:style-name="T19">Resposta </text:span><text:span text:style-name="Strong_20_Emphasis"><text:span text:style-name="T8">Tenant ≠ Proprietário único</text:span></text:span><text:span text:style-name="T13"> (</text:span><text:span text:style-name="T20">apps/api/prisma/schema.prisma (line 33)</text:span><text:span text:style-name="T13">): o Tenant representa a organização cliente da plataforma (empresa que contrata o EIAH), não um único dono de imóveis. Ele pode ter vários workspaces, usuários e tokens — algo mais próximo de uma conta corporativa com múltiplas “filiais”.</text:span></text:p>
      <text:p text:style-name="P6"><text:span text:style-name="T11"/></text:p>
      <text:p text:style-name="P6"><text:span text:style-name="T11"/></text:p>
      <text:list xml:id="list83702379691681" text:continue-numbering="true" text:style-name="L1">
        <text:list-item>
          <text:p text:style-name="P5"><text:span text:style-name="Strong_20_Emphasis"><text:span text:style-name="T7">Workspace ≠ Apartamento isolado</text:span></text:span><text:span text:style-name="T11"> (</text:span><text:span text:style-name="T12">schema.prisma (line 48)</text:span><text:span text:style-name="T11">): o Workspace funciona como ambiente/projeto dentro do tenant (por exemplo, squads ou produtos). Compartilha infraestrutura (fila, memória, billing) e pode ter muitas execuções simultâneas, não é uma unidade física exclusiva.</text:span></text:p>
        </text:list-item>
      </text:list>
      <text:p text:style-name="P6"><text:span text:style-name="T11"><text:tab/></text:span><text:span text:style-name="T9">Resposta</text:span><text:span text:style-name="T13"> » Sim. O </text:span><text:span text:style-name="T14">Workspace</text:span><text:span text:style-name="T13"> definido em </text:span><text:span text:style-name="T20">apps/api/prisma/schema.prisma (line 48)</text:span><text:span text:style-name="T13"> é um “ambiente de trabalho” dentro do tenant — algo como um projeto, equipe ou produto. Alguns pontos do código que confirmam isso:</text:span></text:p>
      <text:list xml:id="list4288432809" text:style-name="L2">
        <text:list-item>
          <text:p text:style-name="P9">O modelo traz <text:span text:style-name="T28">tenantId</text:span> e <text:span text:style-name="T28">tenant</text:span> em relação 1:N (vários workspaces para o mesmo tenant).</text:p>
        </text:list-item>
        <text:list-item>
          <text:p text:style-name="P9"><text:soft-page-break/>Os dados operacionais (runs, run events, uploaded documents, quotas) ficam associados ao par <text:span text:style-name="T28">tenantId + workspaceId</text:span>, ou seja, o workspace herda a infraestrutura do tenant (Prisma, filas BullMQ, billing).</text:p>
        </text:list-item>
        <text:list-item>
          <text:p text:style-name="P9">O frontend manipula o workspace como contexto lógico (veja <text:span text:style-name="T30">apps/web/src/state/sessionStore.ts</text:span> guardando <text:span text:style-name="T28">workspaceId</text:span> e <text:span text:style-name="T28">lib/api.ts</text:span> enviando <text:span text:style-name="T28">projectId</text:span> nos headers).</text:p>
        </text:list-item>
      </text:list>
      <text:p text:style-name="P8">Portanto, o workspace não é uma “unidade física isolada”; é um compartimento lógico dentro da conta corporativa que pode rodar múltiplas execuções em paralelo usando os mesmos serviços.</text:p>
      <text:p text:style-name="P6"><text:span text:style-name="T11"/></text:p>
      <text:p text:style-name="P6"><text:span text:style-name="T11"/></text:p>
      <text:list xml:id="list83702581159618" text:continue-list="list83702379691681" text:style-name="L1">
        <text:list-item>
          <text:p text:style-name="P5"><text:span text:style-name="Strong_20_Emphasis"><text:span text:style-name="T7">User ≠ Hóspede direto</text:span></text:span><text:span text:style-name="T11"> (</text:span><text:span text:style-name="T12">schema.prisma (line 63)</text:span><text:span text:style-name="T11">): o User é o membro interno autorizado a operar runs naquele tenant/workspace. Ele não “aluga” o workspace — é parte da equipe que dispara execuções, gera tokens etc.</text:span></text:p>
        </text:list-item>
      </text:list>
      <text:p text:style-name="P6"><text:span text:style-name="T11"><text:tab/></text:span><text:span text:style-name="T22">Resposta</text:span><text:span text:style-name="T13"> »&gt; Exatamente. O modelo </text:span><text:span text:style-name="T14">User</text:span><text:span text:style-name="T13"> em </text:span><text:span text:style-name="T14">apps/api/prisma/schema.prisma (line 63)</text:span><text:span text:style-name="T13"> representa alguém da própria organização (tenant) com permissão para operar dentro de um ou mais workspaces. No código:</text:span></text:p>
      <text:list xml:id="list1272018539" text:style-name="L3">
        <text:list-item>
          <text:p text:style-name="P10">Cada <text:span text:style-name="T28">ApiToken</text:span> pode apontar para <text:span text:style-name="T28">userId</text:span> (<text:span text:style-name="T28">schema.prisma (line 82)</text:span>), vinculando tokens emitidos a um usuário interno.</text:p>
        </text:list-item>
        <text:list-item>
          <text:p text:style-name="P10"><text:span text:style-name="T28">Run</text:span> e <text:span text:style-name="T28">RunEvent</text:span> guardam <text:span text:style-name="T28">userId</text:span> opcional (<text:span text:style-name="T28">schema.prisma (line 99)</text:span>, <text:span text:style-name="T28">schema.prisma (line 119)</text:span>), registrando quem disparou ou acompanhou a execução.</text:p>
        </text:list-item>
        <text:list-item>
          <text:p text:style-name="P10">O seed (<text:span text:style-name="T28">apps/api/prisma/seed.ts</text:span>) cria <text:span text:style-name="T28">demo@eiah.ai</text:span> como membro do tenant para uso interno.</text:p>
        </text:list-item>
      </text:list>
      <text:p text:style-name="P8">Ou seja, o <text:span text:style-name="T28">User</text:span> é um operador/colaborador da empresa cliente, não um “hóspede” externo alugando um workspace.</text:p>
      <text:p text:style-name="P6"><text:span text:style-name="T11"/></text:p>
      <text:list xml:id="list83703483137586" text:continue-list="list83702581159618" text:style-name="L1">
        <text:list-item>
          <text:p text:style-name="P4"><text:span text:style-name="Strong_20_Emphasis"><text:span text:style-name="T7">Run ≈ Estadia</text:span></text:span><text:span text:style-name="T11"> (</text:span><text:span text:style-name="T12">schema.prisma (line 93)</text:span><text:span text:style-name="T11">): aqui a analogia funciona bem. A Run tem check-in (status </text:span><text:span text:style-name="T12">pending/running</text:span><text:span text:style-name="T11">) e check-out (</text:span><text:span text:style-name="T12">success/error</text:span><text:span text:style-name="T11">) e registra eventos (</text:span><text:span text:style-name="T12">RunEvent</text:span><text:span text:style-name="T11">) sobre cada etapa.</text:span></text:p>
        </text:list-item>
      </text:list>
      <text:p text:style-name="P14"><text:span text:style-name="T31">Resposta »</text:span><text:span text:style-name="T29"> </text:span><text:span text:style-name="T2">Sim, para </text:span><text:span text:style-name="T3">Run</text:span><text:span text:style-name="T2"> a analogia com “estadia” faz sentido. No schema (</text:span><text:span text:style-name="T3">apps/api/prisma/schema.prisma (line 93)</text:span><text:span text:style-name="T2">) o modelo guarda:</text:span></text:p>
      <text:list xml:id="list4196341103" text:style-name="L5">
        <text:list-item>
          <text:p text:style-name="P11">Status em tempo real (<text:span text:style-name="T28">pending</text:span>, <text:span text:style-name="T28">running</text:span>, <text:span text:style-name="T28">success</text:span>, <text:span text:style-name="T28">error</text:span>…), funcionando como check-in/check-out.</text:p>
        </text:list-item>
        <text:list-item>
          <text:p text:style-name="P11"><text:span text:style-name="T28">startedAt</text:span>, <text:span text:style-name="T28">finishedAt</text:span>, <text:span text:style-name="T28">traceId</text:span>, <text:span text:style-name="T28">response</text:span>, <text:span text:style-name="T28">costCents</text:span>, etc.</text:p>
        </text:list-item>
        <text:list-item>
          <text:p text:style-name="P11">Relação 1:N com <text:span text:style-name="T28">RunEvent</text:span> (<text:span text:style-name="T28">schema.prisma (line 119)</text:span>), que registra cada etapa da execução.</text:p>
        </text:list-item>
      </text:list>
      <text:p text:style-name="P8">No fluxo da API, <text:span text:style-name="T28">runsRouter.post</text:span> (<text:span text:style-name="T28">apps/api/src/routes/runs.ts</text:span>) cria a run e anexa eventos como <text:span text:style-name="T28">run.requested</text:span>, <text:span text:style-name="T28">run.enqueued</text:span>, <text:span text:style-name="T28">run.started</text:span>, <text:span text:style-name="T28">run.completed</text:span> — equivalente ao histórico de uma hospedagem. O worker (<text:span text:style-name="T28">apps/api/src/workers/runWorker.ts</text:span>) atualiza o status e gera os eventos durante todo o ciclo. Então esse pedaço da analogia se encaixa muito bem com o que o código implementa hoje.</text:p>
      <text:p text:style-name="P13"/>
      <text:list xml:id="list83702765696564" text:continue-list="list83703483137586" text:style-name="L1">
        <text:list-item>
          <text:p text:style-name="P5"><text:span text:style-name="Strong_20_Emphasis"><text:span text:style-name="T7">Memory (não implementada ainda)</text:span></text:span><text:span text:style-name="T11">: no repositório atual não há </text:span><text:span text:style-name="T12">packages/core/memory</text:span><text:span text:style-name="T11"> nem storage histórico. É roadmap futuro (</text:span><text:span text:style-name="T12">architecture-31-10-2025.txt (line 19)</text:span><text:span text:style-name="T11">). Então a analogia com avaliações/históricos é aspiracional, não realidade.</text:span></text:p>
        </text:list-item>
      </text:list>
      <text:p text:style-name="P6"><text:span text:style-name="T11"><text:tab/></text:span><text:span text:style-name="T10">Respostas</text:span><text:span text:style-name="T15">» Correto: “Memória” ainda é aspiracional aqui. Não existe </text:span><text:span text:style-name="T23">packages/core/memory</text:span><text:span text:style-name="T24"> </text:span><text:span text:style-name="T15">nem tabela ou serviço dedicado a contexto persistido além de </text:span><text:span text:style-name="T16">Run</text:span><text:span text:style-name="T15">/</text:span><text:span text:style-name="T16">RunEvent</text:span><text:span text:style-name="T15">. Esse módulo aparece apenas no roadmap (</text:span><text:span text:style-name="T23">architecture-31-10-2025.txt (lines 23-31)</text:span><text:span text:style-name="T15">), planejado para combinar Redis, Postgres e vetor store, mas nada disso está implementado no código atual. Portanto não há equivalente real hoje para “avaliações/históricos” da analogia. </text:span></text:p>
      <text:p text:style-name="P15"><text:span text:style-name="T6"/></text:p>
      <text:p text:style-name="P6"><text:span text:style-name="T11"/></text:p>
      <text:list xml:id="list83703809161431" text:continue-numbering="true" text:style-name="L1">
        <text:list-item>
          <text:p text:style-name="P5"><text:span text:style-name="Strong_20_Emphasis"><text:span text:style-name="T7">Audit = RunEvent/Billing logs</text:span></text:span><text:span text:style-name="T11"> (</text:span><text:span text:style-name="T12">apps/api/src/services/runEvents.ts</text:span><text:span text:style-name="T11">, </text:span><text:span text:style-name="T12">schema.prisma (line 120)</text:span><text:span text:style-name="T11">): é verdade que o sistema guarda trilhas (eventos de run, billing via </text:span><text:span text:style-name="T12">PaymentTx</text:span><text:span text:style-name="T11">, uploads). Ainda não temos “câmeras” completas (logging/tracing estruturado depende de expansão futura descrita no documento).</text:span></text:p>
        </text:list-item>
      </text:list>
      <text:p text:style-name="P6"><text:span text:style-name="T11"><text:tab/></text:span><text:span text:style-name="T26">Resposta</text:span><text:span text:style-name="T15"> » Sim, essa descrição bate com o que temos hoje.</text:span></text:p>
      <text:list xml:id="list2041909341" text:style-name="L6">
        <text:list-item>
          <text:p text:style-name="P16"><text:span text:style-name="Strong_20_Emphasis"><text:span text:style-name="T4">Run events</text:span></text:span><text:span text:style-name="T2">: </text:span><text:span text:style-name="T3">RunEvent</text:span><text:span text:style-name="T2"> em </text:span><text:span text:style-name="T3">apps/api/prisma/schema.prisma (line 120)</text:span><text:span text:style-name="T2"> registra cada etapa; os serviços em </text:span><text:span text:style-name="T3">apps/api/src/services/runEvents.ts</text:span><text:span text:style-name="T2"> criam e leem essas entradas. Isso funciona como trilha de auditoria por execução.</text:span></text:p>
        </text:list-item>
        <text:list-item>
          <text:p text:style-name="P16"><text:span text:style-name="Strong_20_Emphasis"><text:span text:style-name="T4">Billing</text:span></text:span><text:span text:style-name="T2">: </text:span><text:span text:style-name="T3">PaymentTx</text:span><text:span text:style-name="T2">, </text:span><text:span text:style-name="T3">PlanQuota</text:span><text:span text:style-name="T2">, </text:span><text:span text:style-name="T3">Pricing</text:span><text:span text:style-name="T2"> guardam a parte financeira; as rotas </text:span><text:span text:style-name="T3">billing</text:span><text:span text:style-name="T2"> e o worker geram eventos/charges.</text:span></text:p>
        </text:list-item>
        <text:list-item>
          <text:p text:style-name="P16"><text:span text:style-name="Strong_20_Emphasis"><text:span text:style-name="T4">Uploads</text:span></text:span><text:span text:style-name="T2">: </text:span><text:span text:style-name="T3">UploadedDocument</text:span><text:span text:style-name="T2"> mantém histórico de documentos anexados.</text:span></text:p>
        </text:list-item>
      </text:list>
      <text:p text:style-name="P8">Mas ainda faltam alguns itens de “câmera completa”: logs estruturados centralizados, tracing distribuído, correlação com métricas. Esses aparecem no roadmap (<text:span text:style-name="T28">architecture-31-10-2025.txt (lines 59-75)</text:span>). Portanto, a analogia “Audit = RunEvent/Billing logs” vale para o estado atual, lembrando que observabilidade/trace ainda é uma evolução planejada.</text:p>
      <text:p text:style-name="P6"><text:span text:style-name="T11"/></text:p>
      <text:p text:style-name="P6"><text:span text:style-name="T11"/></text:p>
      <text:list xml:id="list83704359097044" text:continue-list="list83703809161431" text:style-name="L1">
        <text:list-item>
          <text:p text:style-name="P5"><text:span text:style-name="Strong_20_Emphasis"><text:span text:style-name="T7">Tokens, billing e ações</text:span></text:span><text:span text:style-name="T11">: a analogia não cobre o papel de </text:span><text:span text:style-name="T12">ApiToken</text:span><text:span text:style-name="T11">, </text:span><text:span text:style-name="T12">PlanQuota</text:span><text:span text:style-name="T11">, fila BullMQ e workers (</text:span><text:span text:style-name="T12">packages/core/queue</text:span><text:span text:style-name="T11">, </text:span><text:span text:style-name="T12">apps/workers/action-runner</text:span><text:span text:style-name="T11">). Esses componentes são cruciais para governança e automação, sem paralelo direto no Airbnb.</text:span></text:p>
        </text:list-item>
      </text:list>
      <text:p text:style-name="P2">Resumindo: usar “Airbnb de agentes” ajuda a explicar multi-tenancy e lifecycle das runs, mas é preciso deixar claro que tenants/workspaces são estruturas operacionais internas, não imóveis; usuários são operadores; memória/auditoria ainda estão evoluindo; e há uma camada grande de infraestrutura (fila, ações, billing) que não cabe na metáfora.</text:p>
      <text:p text:style-name="P2"/>
      <text:p text:style-name="P12"><text:soft-page-break/><text:span text:style-name="T17"><text:tab/></text:span><text:span text:style-name="T27">Resposta </text:span><text:span text:style-name="T18">» </text:span>Confere. No projeto os três eixos são bem mais ricos do que a metáfora cobre:</text:p>
      <text:list xml:id="list106406611" text:style-name="L7">
        <text:list-item>
          <text:p text:style-name="P17"><text:span text:style-name="Strong_20_Emphasis"><text:span text:style-name="T4">Tokens</text:span></text:span><text:span text:style-name="T2">: </text:span><text:span text:style-name="T3">ApiToken</text:span><text:span text:style-name="T2"> em </text:span><text:span text:style-name="T3">apps/api/prisma/schema.prisma (line 82)</text:span><text:span text:style-name="T2"> e o script </text:span><text:span text:style-name="T3">apps/api/scripts/createApiToken.ts</text:span><text:span text:style-name="T2"> controlam acesso por tenant/workspace/usuário, algo sem equivalente no Airbnb. Servem para governança e automação (integrações, CLI, web).</text:span></text:p>
        </text:list-item>
        <text:list-item>
          <text:p text:style-name="P17"><text:span text:style-name="Strong_20_Emphasis"><text:span text:style-name="T4">Billing/Quotas</text:span></text:span><text:span text:style-name="T2">: </text:span><text:span text:style-name="T3">PlanQuota</text:span><text:span text:style-name="T2">, </text:span><text:span text:style-name="T3">Pricing</text:span><text:span text:style-name="T2">, </text:span><text:span text:style-name="T3">PaymentTx</text:span><text:span text:style-name="T2"> (</text:span><text:span text:style-name="T3">schema.prisma:146,158,172</text:span><text:span text:style-name="T2">) e os serviços/rotas em </text:span><text:span text:style-name="T3">apps/api/src/services/billing.ts</text:span><text:span text:style-name="T2"> + </text:span><text:span text:style-name="T3">src/routes/billing.ts</text:span><text:span text:style-name="T2"> acompanham consumo e cobranças, o que vai além de “pagar estadia”.</text:span></text:p>
        </text:list-item>
        <text:list-item>
          <text:p text:style-name="P17"><text:span text:style-name="Strong_20_Emphasis"><text:span text:style-name="T4">Ações/Fila</text:span></text:span><text:span text:style-name="T2">: </text:span><text:span text:style-name="T3">packages/core/queue/*.ts</text:span><text:span text:style-name="T2"> e </text:span><text:span text:style-name="T3">apps/workers/action-runner/src/index.ts</text:span><text:span text:style-name="T2"> conectam BullMQ, orquestrador e workers dedicados. Essa camada de automação/execução distribuída não aparece na analogia com apartamentos.</text:span></text:p>
        </text:list-item>
      </text:list>
      <text:p text:style-name="P8">Ou seja, a metáfora “Airbnb de agentes” ajuda só a visualizar multi-tenancy e o ciclo das runs; governança, billing automatizado e processamento em filas precisam de explicação própria porque não têm paralelo direto na comparação.</text:p>
      <text:p text:style-name="P2"/>
      <text:p text:style-name="Standard"/>
      <text:p text:style-name="Standard"/>
      <text:p text:style-name="P1">Gemini »</text:p>
      <text:p text:style-name="P1"/>
      <text:p text:style-name="P22">Com base na análise da analogia do Airbnb e nas confirmações sobre o código do projeto EIAH, as sugestões de melhoria na estrutura e roadmap do projeto se concentram em <text:span text:style-name="T1">evoluir os módulos aspiracionais</text:span> e <text:span text:style-name="T1">formalizar a infraestrutura não coberta pela metáfora</text:span>.</text:p>
      <text:p text:style-name="Horizontal_20_Line"/>
      <text:h text:style-name="Heading_20_3" text:outline-level="3">🛠️ Sugestões de Melhoria na Estrutura do Projeto EIAH</text:h>
      <text:p text:style-name="Text_20_body">As principais áreas de melhoria identificadas a partir da comparação do modelo conceitual (Analogia) com a implementação atual (Código) são:</text:p>
      <text:h text:style-name="Heading_20_4" text:outline-level="4">1. Implementação do Módulo de Memória (Roadmap)</text:h>
      <text:p text:style-name="Text_20_body">A "Memória" é um conceito aspiracional e não está implementada no código atual, apesar de ser crucial para a persistência de contexto e históricos de agentes.</text:p>
      <text:list xml:id="list2039984204" text:style-name="L8">
        <text:list-item>
          <text:p text:style-name="P18"><text:span text:style-name="T1">Acelerar o Desenvolvimento:</text:span> Priorizar a criação do módulo <text:span text:style-name="Source_20_Text">packages/core/memory</text:span>.</text:p>
        </text:list-item>
        <text:list-item>
          <text:p text:style-name="P18"><text:span text:style-name="T1">Definir a Arquitetura de Persistência:</text:span> Implementar o planejamento de combinar Redis, Postgres e Vector Store para o contexto persistido, conforme descrito no roadmap.</text:p>
        </text:list-item>
        <text:list-item>
          <text:p text:style-name="P18"><text:span text:style-name="T1">Integrar com </text:span><text:span text:style-name="T34">Runs</text:span><text:span text:style-name="T1"> e </text:span><text:span text:style-name="T34">Events</text:span><text:span text:style-name="T1">:</text:span> Garantir que o módulo de Memória se relacione com as entidades <text:span text:style-name="Source_20_Text">Run</text:span> e <text:span text:style-name="Source_20_Text">RunEvent</text:span> para criar o histórico de execuções ("avaliações/históricos").</text:p>
        </text:list-item>
      </text:list>
      <text:h text:style-name="Heading_20_4" text:outline-level="4">2. Expansão do Módulo de Auditoria (Audit/Observabilidade)</text:h>
      <text:p text:style-name="Text_20_body">A auditoria atual se limita a <text:span text:style-name="Source_20_Text">RunEvent</text:span> e logs de <text:span text:style-name="T33">Billing</text:span>. Faltam elementos de "câmera completa" para observabilidade total.</text:p>
      <text:list xml:id="list4182873599" text:style-name="L9">
        <text:list-item>
          <text:p text:style-name="P19"><text:span text:style-name="T1">Estruturar Logs Centralizados:</text:span> Implementar logs estruturados centralizados e <text:span text:style-name="T33">tracing</text:span> distribuído (conforme consta no roadmap) para a auditoria completa.</text:p>
        </text:list-item>
        <text:list-item>
          <text:p text:style-name="P19"><text:span text:style-name="T1">Correlação com Métricas:</text:span> Adicionar a correlação entre os <text:span text:style-name="T33">Run events</text:span>, logs e métricas de desempenho.</text:p>
        </text:list-item>
      </text:list>
      <text:h text:style-name="Heading_20_4" text:outline-level="4">3. Formalização e Isolamento da Infraestrutura Core</text:h>
      <text:p text:style-name="Text_20_body">Componentes cruciais de governança e automação como <text:span text:style-name="T33">Tokens</text:span>, <text:span text:style-name="T33">Billing</text:span> e a camada de <text:span text:style-name="T33">Ações/Fila</text:span> (BullMQ e <text:span text:style-name="T33">workers</text:span>) não possuem paralelo na analogia e precisam ser mais bem destacados na arquitetura.</text:p>
      <text:list xml:id="list396295339" text:style-name="L10">
        <text:list-item>
          <text:p text:style-name="P20"><text:soft-page-break/><text:span text:style-name="T1">Documentação e Modelagem:</text:span> Criar documentação mais detalhada para a camada de governança e automação, focando em:</text:p>
          <text:list>
            <text:list-item>
              <text:p text:style-name="P20"><text:span text:style-name="T1">ApiToken:</text:span> Detalhando seu papel no controle de acesso por <text:span text:style-name="Source_20_Text">tenant/workspace/usuário</text:span> para governança e automação (CLI, web).</text:p>
            </text:list-item>
            <text:list-item>
              <text:p text:style-name="P20"><text:span text:style-name="T1">Billing/Quotas:</text:span> Descrever o fluxo de consumo e cobranças utilizando <text:span text:style-name="Source_20_Text">PlanQuota</text:span>, <text:span text:style-name="Source_20_Text">Pricing</text:span> e <text:span text:style-name="Source_20_Text">PaymentTx</text:span>.</text:p>
            </text:list-item>
            <text:list-item>
              <text:p text:style-name="P20"><text:span text:style-name="T1">Ações/Fila (</text:span><text:span text:style-name="T34">Queue</text:span><text:span text:style-name="T1">/Workers):</text:span> Isolar e documentar o papel de <text:span text:style-name="Source_20_Text">packages/core/queue</text:span> e <text:span text:style-name="Source_20_Text">apps/workers/action-runner</text:span> na orquestração e execução distribuída, que é um ponto forte não coberto pela analogia.</text:p>
            </text:list-item>
          </text:list>
        </text:list-item>
      </text:list>
      <text:h text:style-name="Heading_20_4" text:outline-level="4">4. Reforço da Terminologia</text:h>
      <text:p text:style-name="Text_20_body">A analogia "Airbnb de agentes" deve ser usada com cautela, priorizando a terminologia técnica do projeto para evitar confusão.</text:p>
      <text:list xml:id="list253672215" text:style-name="L11">
        <text:list-item>
          <text:p text:style-name="P21"><text:span text:style-name="T1">Tenant:</text:span> Enfatizar que representa a <text:span text:style-name="T1">organização cliente/conta corporativa</text:span>, e não um proprietário único, pois gerencia múltiplos <text:span text:style-name="T33">workspaces</text:span> e <text:span text:style-name="T33">usuários</text:span>.</text:p>
        </text:list-item>
        <text:list-item>
          <text:p text:style-name="P21"><text:span text:style-name="T1">Workspace:</text:span> Reforçar que é um <text:span text:style-name="T1">ambiente/projeto lógico</text:span> dentro do <text:span text:style-name="T33">tenant</text:span> (ex: squad, produto), que compartilha infraestrutura, e não uma unidade isolada.</text:p>
        </text:list-item>
        <text:list-item>
          <text:p text:style-name="P21"><text:span text:style-name="T1">User:</text:span> Deixar claro que é o <text:span text:style-name="T1">membro interno/operador</text:span> autorizado da organização, e não um "hóspede".</text:p>
        </text:list-item>
      </text:list>
      <text:p text:style-name="Text_20_body"><text:span text:style-name="T1">Resumo:</text:span> O projeto tem uma base sólida de <text:span text:style-name="T33">Multi-Tenancy</text:span> e <text:span text:style-name="T33">Run Lifecycle</text:span>, mas as melhorias devem focar na implementação de recursos de <text:span text:style-name="T1">Memória e Observabilidade</text:span> (conforme roadmap) e na <text:span text:style-name="T1">clara formalização</text:span> dos componentes de <text:span text:style-name="T1">Governança/Billing/Automação</text:span>.</text:p>
      <text:p text:style-name="Text_20_body">Gostaria que eu detalhasse mais sobre a implementação de um desses módulos, como a "Memória"?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31T07:59:29.664000000</meta:creation-date>
    <dc:date>2025-10-31T08:37:02.160000000</dc:date>
    <meta:editing-duration>PT27M10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4" meta:paragraph-count="69" meta:word-count="1758" meta:character-count="12614" meta:non-whitespace-character-count="10949"/>
  </office:meta>
</office:document-meta>
</file>